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6cm" svg:stroke-color="#000000" draw:marker-start-width="0.955cm" draw:marker-end-width="0.955cm" draw:fill="solid" draw:fill-color="#000000" draw:textarea-horizontal-align="justify" draw:textarea-vertical-align="middle" draw:auto-grow-height="false" fo:min-height="17.542cm" fo:min-width="16.092cm" fo:padding-top="0.429cm" fo:padding-bottom="0.429cm" fo:padding-left="0.554cm" fo:padding-right="0.554cm"/>
    </style:style>
    <style:style style:name="gr2" style:family="graphic" style:parent-style-name="standard">
      <style:graphic-properties svg:stroke-width="0.6cm" svg:stroke-color="#000000" draw:marker-start-width="1.606cm" draw:marker-end-width="1.606cm" draw:fill="none" draw:fill-color="#ffffff" draw:textarea-horizontal-align="justify" draw:textarea-vertical-align="middle" draw:auto-grow-height="false" fo:min-height="29.142cm" fo:min-width="17.692cm" fo:padding-top="0.429cm" fo:padding-bottom="0.429cm" fo:padding-left="0.554cm" fo:padding-right="0.554cm"/>
    </style:style>
    <style:style style:name="gr3" style:family="graphic" style:parent-style-name="standard">
      <style:graphic-properties svg:stroke-width="0.6cm" svg:stroke-color="#000000" draw:marker-start-width="0.955cm" draw:marker-end-width="0.955cm" draw:fill="solid" draw:fill-color="#000000" draw:textarea-horizontal-align="justify" draw:textarea-vertical-align="middle" draw:auto-grow-height="false" fo:min-height="8.342cm" fo:min-width="16.092cm" fo:padding-top="0.429cm" fo:padding-bottom="0.429cm" fo:padding-left="0.554cm" fo:padding-right="0.554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measure">
      <style:graphic-properties draw:textarea-vertical-align="middle" draw:start-guide="0cm" draw:end-guide="-0.9cm"/>
    </style:style>
    <style:style style:name="gr6" style:family="graphic" style:parent-style-name="measure" style:list-style-name="L1">
      <style:graphic-properties draw:textarea-vertical-align="middle" draw:start-guide="-0.03cm"/>
    </style:style>
    <style:style style:name="gr7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justify" draw:textarea-vertical-align="middle" draw:auto-grow-height="false" fo:min-height="6.74cm" fo:min-width="5.69cm" fo:padding-top="0.23cm" fo:padding-bottom="0.23cm" fo:padding-left="0.355cm" fo:padding-right="0.355cm"/>
    </style:style>
    <style:style style:name="gr8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6.348cm" fo:min-width="2.098cm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width="0.201cm" svg:stroke-color="#000000" draw:marker-start-width="0.303cm" draw:marker-end-width="0.303cm" draw:fill-color="#cccccc" draw:textarea-horizontal-align="justify" draw:textarea-vertical-align="middle" draw:auto-grow-height="false" fo:min-height="7.946cm" fo:min-width="15.696cm" fo:padding-top="0.227cm" fo:padding-bottom="0.227cm" fo:padding-left="0.352cm" fo:padding-right="0.352cm"/>
    </style:style>
    <style:style style:name="gr10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center" draw:textarea-vertical-align="top" draw:auto-grow-height="false" fo:min-height="3.94cm" fo:min-width="5.69cm" fo:padding-top="0.23cm" fo:padding-bottom="0.23cm" fo:padding-left="0.355cm" fo:padding-right="0.355cm"/>
    </style:style>
    <style:style style:name="gr11" style:family="graphic" style:parent-style-name="standard">
      <style:graphic-properties draw:stroke="none" svg:stroke-width="0.201cm" svg:stroke-color="#000000" draw:marker-start-width="0.505cm" draw:marker-end-width="0.505cm" draw:fill="solid" draw:fill-color="#cccccc" draw:textarea-horizontal-align="center" draw:textarea-vertical-align="middle" draw:auto-grow-height="false" fo:min-height="5.142cm" fo:min-width="8.892cm" fo:padding-top="0.229cm" fo:padding-bottom="0.229cm" fo:padding-left="0.354cm" fo:padding-right="0.354cm"/>
    </style:style>
    <style:style style:name="gr12" style:family="graphic" style:parent-style-name="objectwithoutfill">
      <style:graphic-properties svg:stroke-width="0.201cm" svg:stroke-color="#666666" draw:marker-start-width="0.503cm" draw:marker-end-width="0.503cm" svg:stroke-linecap="round" draw:fill="none" draw:textarea-vertical-align="middle" fo:padding-top="0.227cm" fo:padding-bottom="0.227cm" fo:padding-left="0.352cm" fo:padding-right="0.352cm"/>
    </style:style>
    <style:style style:name="gr13" style:family="graphic" style:parent-style-name="standard">
      <style:graphic-properties draw:stroke="none" svg:stroke-width="0.201cm" svg:stroke-color="#000000" draw:marker-start-width="0.505cm" draw:marker-end-width="0.505cm" draw:fill="solid" draw:fill-color="#cccccc" draw:textarea-horizontal-align="justify" draw:textarea-vertical-align="middle" draw:auto-grow-height="false" fo:min-height="6.742cm" fo:min-width="5.692cm" fo:padding-top="0.229cm" fo:padding-bottom="0.229cm" fo:padding-left="0.354cm" fo:padding-right="0.354cm"/>
    </style:style>
    <style:style style:name="gr14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0.844cm" fo:min-width="3.794cm" fo:padding-top="0.178cm" fo:padding-bottom="0.178cm" fo:padding-left="0.303cm" fo:padding-right="0.303cm"/>
    </style:style>
    <style:style style:name="gr15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0.7cm"/>
    </style:style>
    <style:style style:name="gr16" style:family="graphic" style:parent-style-name="standard">
      <style:graphic-properties svg:stroke-width="0.106cm" svg:stroke-color="#b3b3b3" draw:marker-start-width="0.359cm" draw:marker-end-width="0.359cm" draw:fill-color="#b3b3b3" draw:textarea-horizontal-align="justify" draw:textarea-vertical-align="bottom" draw:auto-grow-height="false" fo:min-height="4.444cm" fo:min-width="0.594cm" fo:padding-top="0.178cm" fo:padding-bottom="0.178cm" fo:padding-left="0.303cm" fo:padding-right="0.303cm"/>
    </style:style>
    <style:style style:name="gr17" style:family="graphic" style:parent-style-name="standard">
      <style:graphic-properties draw:stroke="none" svg:stroke-width="0.201cm" svg:stroke-color="#000000" draw:marker-start-width="0.506cm" draw:marker-end-width="0.506cm" draw:fill="solid" draw:fill-color="#cccccc" draw:textarea-horizontal-align="center" draw:textarea-vertical-align="middle" draw:auto-grow-height="false" fo:min-height="2.74cm" fo:min-width="2.09cm" fo:padding-top="0.23cm" fo:padding-bottom="0.23cm" fo:padding-left="0.355cm" fo:padding-right="0.355cm"/>
    </style:style>
    <style:style style:name="gr18" style:family="graphic" style:parent-style-name="standard">
      <style:graphic-properties svg:stroke-color="#999999" svg:stroke-linecap="round" draw:fill-color="#b3b3b3" draw:textarea-horizontal-align="justify" draw:textarea-vertical-align="middle" draw:auto-grow-height="false" fo:min-height="0.95cm" fo:min-width="2.3cm"/>
    </style:style>
    <style:style style:name="gr19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0.7cm"/>
    </style:style>
    <style:style style:name="gr20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1.148cm" fo:min-width="2.098cm" fo:padding-top="0.226cm" fo:padding-bottom="0.226cm" fo:padding-left="0.351cm" fo:padding-right="0.351cm"/>
    </style:style>
    <style:style style:name="gr21" style:family="graphic" style:parent-style-name="standard">
      <style:graphic-properties draw:stroke="solid" svg:stroke-width="0.201cm" svg:stroke-color="#000000" draw:marker-start-width="0.502cm" draw:marker-end-width="0.502cm" draw:fill-color="#cccccc" draw:textarea-horizontal-align="justify" draw:textarea-vertical-align="middle" draw:auto-grow-height="false" fo:min-height="2.348cm" fo:min-width="3.698cm" fo:padding-top="0.226cm" fo:padding-bottom="0.226cm" fo:padding-left="0.351cm" fo:padding-right="0.351cm"/>
    </style:style>
    <style:style style:name="gr22" style:family="graphic" style:parent-style-name="standard">
      <style:graphic-properties draw:stroke="none" svg:stroke-width="0.201cm" svg:stroke-color="#000000" draw:marker-start-width="0.502cm" draw:marker-end-width="0.502cm" draw:fill-color="#cccccc" draw:textarea-horizontal-align="justify" draw:textarea-vertical-align="middle" draw:auto-grow-height="false" fo:min-height="2.348cm" fo:min-width="2.898cm" fo:padding-top="0.226cm" fo:padding-bottom="0.226cm" fo:padding-left="0.351cm" fo:padding-right="0.351cm"/>
    </style:style>
    <style:style style:name="gr23" style:family="graphic" style:parent-style-name="standard">
      <style:graphic-properties draw:fill-color="#e6e6e6" draw:textarea-horizontal-align="justify" draw:textarea-vertical-align="middle" draw:auto-grow-height="false" fo:min-height="0.15cm" fo:min-width="1.5cm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 fo:min-height="2.55cm" fo:min-width="0cm"/>
    </style:style>
    <style:style style:name="gr25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9cm"/>
    </style:style>
    <style:style style:name="gr26" style:family="graphic" style:parent-style-name="standard">
      <style:graphic-properties svg:stroke-color="#999999" draw:fill-color="#b3b3b3" draw:textarea-horizontal-align="justify" draw:textarea-vertical-align="middle" draw:auto-grow-height="false" fo:min-height="0.55cm" fo:min-width="1.9cm"/>
    </style:style>
    <style:style style:name="gr27" style:family="graphic" style:parent-style-name="standard">
      <style:graphic-properties draw:fill-color="#e6e6e6" draw:textarea-horizontal-align="justify" draw:textarea-vertical-align="middle" draw:auto-grow-height="false" fo:min-height="0.15cm" fo:min-width="0.7cm"/>
    </style:style>
    <style:style style:name="gr28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5cm"/>
    </style:style>
    <style:style style:name="gr29" style:family="graphic" style:parent-style-name="standard">
      <style:graphic-properties svg:stroke-color="#999999" draw:fill-color="#b3b3b3" draw:textarea-horizontal-align="justify" draw:textarea-vertical-align="middle" draw:auto-grow-height="false" fo:min-height="0.95cm" fo:min-width="1.1cm"/>
    </style:style>
    <style:style style:name="gr30" style:family="graphic" style:parent-style-name="standard">
      <style:graphic-properties draw:fill-color="#e6e6e6" draw:textarea-horizontal-align="justify" draw:textarea-vertical-align="middle" draw:auto-grow-height="false" fo:min-height="1.75cm" fo:min-width="0cm"/>
    </style:style>
    <style:style style:name="gr31" style:family="graphic" style:parent-style-name="standard">
      <style:graphic-properties draw:fill-color="#b3b3b3" draw:textarea-horizontal-align="justify" draw:textarea-vertical-align="middle" draw:auto-grow-height="false" fo:min-height="0.817cm" fo:min-width="1.901cm"/>
    </style:style>
    <style:style style:name="gr32" style:family="graphic" style:parent-style-name="standard">
      <style:graphic-properties draw:fill-color="#b3b3b3" draw:textarea-horizontal-align="justify" draw:textarea-vertical-align="middle" draw:auto-grow-height="false" fo:min-height="0.946cm" fo:min-width="1.901cm"/>
    </style:style>
    <style:style style:name="gr33" style:family="graphic" style:parent-style-name="standard">
      <style:graphic-properties draw:fill-color="#b3b3b3" draw:textarea-horizontal-align="justify" draw:textarea-vertical-align="middle" draw:auto-grow-height="false" fo:min-height="0.943cm" fo:min-width="1.901cm"/>
    </style:style>
    <style:style style:name="gr34" style:family="graphic" style:parent-style-name="measure">
      <style:graphic-properties svg:stroke-width="0.018cm" draw:marker-start-width="0.227cm" draw:marker-end-width="0.227cm" draw:textarea-vertical-align="middle"/>
    </style:style>
    <style:style style:name="gr35" style:family="graphic" style:parent-style-name="measure">
      <style:graphic-properties svg:stroke-width="0.018cm" draw:marker-start-width="0.227cm" draw:marker-end-width="0.227cm" draw:textarea-vertical-align="middle" draw:start-guide="0.074cm" draw:end-guide="-1cm"/>
    </style:style>
    <style:style style:name="gr36" style:family="graphic" style:parent-style-name="standard">
      <style:graphic-properties svg:stroke-width="0.201cm" svg:stroke-color="#4c4c4c" draw:marker-start-width="0.501cm" draw:marker-end-width="0.501cm" draw:fill-color="#4c4c4c" draw:textarea-horizontal-align="justify" draw:textarea-vertical-align="middle" draw:auto-grow-height="false" fo:min-height="0cm" fo:min-width="0cm" fo:padding-top="0.225cm" fo:padding-bottom="0.225cm" fo:padding-left="0.35cm" fo:padding-right="0.35cm"/>
    </style:style>
    <style:style style:name="P1" style:family="paragraph">
      <loext:graphic-properties draw:fill="solid" draw:fill-color="#000000"/>
      <style:paragraph-properties fo:text-align="center"/>
      <style:text-properties fo:font-size="24pt" style:font-weight-complex="normal"/>
    </style:style>
    <style:style style:name="P2" style:family="paragraph">
      <loext:graphic-properties draw:fill="none" draw:fill-color="#ffffff"/>
      <style:paragraph-properties fo:text-align="center"/>
      <style:text-properties fo:font-size="2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cccccc"/>
      <style:paragraph-properties fo:text-align="center"/>
      <style:text-properties fo:font-size="24pt" style:font-weight-complex="normal"/>
    </style:style>
    <style:style style:name="P7" style:family="paragraph">
      <loext:graphic-properties draw:fill-color="#cccccc"/>
      <style:paragraph-properties fo:text-align="center"/>
      <style:text-properties fo:font-size="2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b3b3b3"/>
      <style:paragraph-properties fo:text-align="center"/>
    </style:style>
    <style:style style:name="P10" style:family="paragraph">
      <loext:graphic-properties draw:fill-color="#e6e6e6"/>
      <style:paragraph-properties fo:text-align="center"/>
    </style:style>
    <style:style style:name="P11" style:family="paragraph">
      <loext:graphic-properties draw:fill-color="#4c4c4c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unifont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weight-complex="normal"/>
    </style:style>
    <style:style style:name="T3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7.2cm" svg:height="18.4cm" svg:x="5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draw:layer="layout" svg:width="18.8cm" svg:height="30cm" svg:x="4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17.2cm" svg:height="9.2cm" svg:x="5.7cm" svg:y="2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4" draw:text-style-name="P3" draw:layer="measurelines" svg:x1="25.7cm" svg:y1="16.9cm" svg:x2="25.7cm" svg:y2="8.5cm">
          <text:p text:style-name="P3"><text:measure text:kind="gap"/><text:measure text:kind="value">420</text:measure> <text:measure text:kind="unit">cm</text:measure><text:measure text:kind="gap"/></text:p>
        </draw:measure>
        <draw:measure draw:style-name="gr4" draw:text-style-name="P3" draw:layer="measurelines" svg:x1="25.7cm" svg:y1="21.7cm" svg:x2="25.7cm" svg:y2="18.1cm">
          <text:p text:style-name="P4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layout" svg:x1="25.7cm" svg:y1="26.5cm" svg:x2="25.7cm" svg:y2="21.7cm">
          <text:p text:style-name="P4"><text:span text:style-name="T1"><text:measure text:kind="gap"/></text:span><text:span text:style-name="T1"><text:measure text:kind="value">24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measurelines" svg:x1="25.7cm" svg:y1="27.7cm" svg:x2="25.7cm" svg:y2="26.5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22.43cm" svg:y1="39.512cm" svg:x2="23.63cm" svg:y2="39.512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layout" svg:x1="25.7cm" svg:y1="37.3cm" svg:x2="25.7cm" svg:y2="36.1cm">
          <text:p text:style-name="P3"><text:measure text:kind="gap"/><text:measure text:kind="value">60</text:measure> <text:measure text:kind="unit">cm</text:measure><text:measure text:kind="gap"/></text:p>
        </draw:measure>
        <draw:measure draw:style-name="gr4" draw:text-style-name="P3" draw:layer="measurelines" svg:x1="25.7cm" svg:y1="36.1cm" svg:x2="25.7cm" svg:y2="27.7cm">
          <text:p text:style-name="P4"><text:span text:style-name="T1"><text:measure text:kind="gap"/></text:span><text:span text:style-name="T1"><text:measure text:kind="value">42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5" draw:layer="layout" svg:x1="25.7cm" svg:y1="8.5cm" svg:x2="25.7cm" svg:y2="7.3cm">
          <text:p text:style-name="P5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12.43cm" svg:y1="39.471cm" svg:x2="22.43cm" svg:y2="39.512cm">
          <text:p text:style-name="P3"><text:measure text:kind="gap"/><text:measure text:kind="value">500</text:measure> <text:measure text:kind="unit">cm</text:measure><text:measure text:kind="gap"/></text:p>
        </draw:measure>
        <draw:measure draw:style-name="gr4" draw:text-style-name="P3" draw:layer="measurelines" svg:x1="6.024cm" svg:y1="39.512cm" svg:x2="12.424cm" svg:y2="39.512cm">
          <text:p text:style-name="P4"><text:span text:style-name="T1"><text:measure text:kind="gap"/></text:span><text:span text:style-name="T1"><text:measure text:kind="value">32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4.83cm" svg:y1="39.612cm" svg:x2="6.03cm" svg:y2="39.612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measurelines" svg:x1="27.3cm" svg:y1="37.3cm" svg:x2="27.3cm" svg:y2="7.3cm">
          <text:p text:style-name="P3"><text:measure text:kind="gap"/><text:measure text:kind="value">1,500</text:measure> <text:measure text:kind="unit">cm</text:measure><text:measure text:kind="gap"/></text:p>
        </draw:measure>
        <draw:measure draw:style-name="gr4" draw:text-style-name="P3" draw:layer="measurelines" svg:x1="4.83cm" svg:y1="40.712cm" svg:x2="23.63cm" svg:y2="40.712cm">
          <text:p text:style-name="P4"><text:span text:style-name="T1"><text:measure text:kind="gap"/></text:span><text:span text:style-name="T1"><text:measure text:kind="value">94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4" draw:text-style-name="P3" draw:layer="layout" svg:x1="25.7cm" svg:y1="18.1cm" svg:x2="25.7cm" svg:y2="16.9cm">
          <text:p text:style-name="P3"><text:measure text:kind="gap"/><text:measure text:kind="value">60</text:measure> <text:measure text:kind="unit">cm</text:measure><text:measure text:kind="gap"/></text:p>
        </draw:measure>
        <draw:g>
          <draw:custom-shape draw:style-name="gr7" draw:text-style-name="P6" draw:layer="layout" svg:width="6.4cm" svg:height="7.2cm" svg:x="16.1cm" svg:y="19.3cm">
            <text:p text:style-name="P3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8cm" svg:height="6.8cm" svg:x="12.9cm" svg:y="12.1cm">
            <text:p text:style-name="P3"><text:span text:style-name="T3">Ha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7" draw:layer="layout" svg:width="16.4cm" svg:height="8.4cm" svg:x="6.1cm" svg:y="27.7cm">
            <text:p text:style-name="P3"><text:span text:style-name="T3">Woonkamer / Muziek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6.4cm" svg:height="4.4cm" svg:x="6.1cm" svg:y="16.1cm">
            <text:p text:style-name="P3"><text:span text:style-name="T2">Bad-</text:span></text:p>
            <text:p text:style-name="P3"><text:span text:style-name="T2">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6.4cm" svg:height="7.2cm" svg:x="16.1cm" svg:y="8.5cm">
            <text:p text:style-name="P3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6" draw:layer="layout" svg:width="9.6cm" svg:height="5.6cm" svg:x="6.1cm" svg:y="20.9cm">
            <text:p text:style-name="P3"><text:span text:style-name="T2">Keuke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6.9cm" svg:y1="14.9cm" svg:x2="16.1cm" svg:y2="12.9cm">
            <text:p/>
          </draw:line>
          <draw:line draw:style-name="gr12" draw:text-style-name="P8" draw:layer="layout" svg:x1="12.5cm" svg:y1="16.5cm" svg:x2="11.7cm" svg:y2="18.5cm">
            <text:p/>
          </draw:line>
          <draw:custom-shape draw:style-name="gr13" draw:text-style-name="P6" draw:layer="layout" svg:width="6.4cm" svg:height="7.2cm" svg:x="6.1cm" svg:y="8.5cm">
            <text:p text:style-name="P3"><text:span text:style-name="T2">Slaapka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5.3cm" svg:y1="12.1cm" svg:x2="13.3cm" svg:y2="12.9cm">
            <text:p/>
          </draw:line>
          <draw:line draw:style-name="gr12" draw:text-style-name="P8" draw:layer="layout" svg:x1="10.5cm" svg:y1="36.1cm" svg:x2="8.5cm" svg:y2="35.3cm">
            <text:p/>
          </draw:line>
          <draw:line draw:style-name="gr12" draw:text-style-name="P8" draw:layer="layout" svg:x1="18.9cm" svg:y1="19.3cm" svg:x2="16.9cm" svg:y2="20.1cm">
            <text:p/>
          </draw:line>
          <draw:custom-shape draw:style-name="gr14" draw:text-style-name="P9" draw:layer="layout" svg:width="4.4cm" svg:height="1.2cm" svg:x="7.7cm" svg:y="21.3cm">
            <text:p text:style-name="P3">k k 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9" draw:layer="layout" svg:width="1.2cm" svg:height="1.2cm" svg:x="10.9cm" svg:y="18.9cm">
            <text:p text:style-name="P3">Was</text:p>
            <text:p text:style-name="P3">mch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9" draw:layer="layout" svg:width="1.2cm" svg:height="4.8cm" svg:x="6.5cm" svg:y="21.3cm">
            <text:p text:style-name="P3">k</text:p>
            <text:p text:style-name="P3">k</text:p>
            <text:p text:style-name="P3">k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6" draw:layer="layout" svg:width="2.8cm" svg:height="3.2cm" svg:x="12.9cm" svg:y="8.5cm">
            <text:p text:style-name="P3"><text:span text:style-name="T2">W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9" draw:layer="layout" svg:width="2.8cm" svg:height="1.2cm" draw:transform="rotate (1.5707963267949) translate (6.5cm 20.1cm)">
            <text:p text:style-name="P3">Bad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0.5cm" svg:y1="37.3cm" svg:x2="8.5cm" svg:y2="38.1cm">
            <text:p/>
          </draw:line>
          <draw:custom-shape draw:style-name="gr19" draw:text-style-name="P9" draw:layer="layout" svg:width="1.2cm" svg:height="0.8cm" svg:x="8.1cm" svg:y="19.3cm">
            <text:p text:style-name="P3">bak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1.7cm" svg:y1="14.9cm" svg:x2="12.5cm" svg:y2="12.9cm">
            <text:p/>
          </draw:line>
          <draw:custom-shape draw:style-name="gr20" draw:text-style-name="P7" draw:layer="layout" svg:width="2.8cm" svg:height="1.6cm" svg:x="12.9cm" svg:y="19.3cm">
            <text:p text:style-name="P3"><text:span text:style-name="T3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7" draw:layer="layout" svg:width="4.4cm" svg:height="2.8cm" svg:x="19.3cm" svg:y="16.1cm">
            <text:p text:style-name="P3"><text:span text:style-name="T3">Entr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2" draw:text-style-name="P8" draw:layer="layout" svg:x1="15.3cm" svg:y1="19.3cm" svg:x2="13.3cm" svg:y2="20.1cm">
            <text:p/>
          </draw:line>
          <draw:custom-shape draw:style-name="gr22" draw:text-style-name="P7" draw:layer="layout" svg:width="3.6cm" svg:height="2.8cm" svg:x="15.7cm" svg:y="1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3" draw:text-style-name="P10" draw:layer="layout" svg:width="2cm" svg:height="0.4cm" svg:x="14.1cm" svg:y="3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0.4cm" svg:x="17.7cm" svg:y="3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4.9cm" svg:y="9.7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4.9cm" svg:y="13.3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4.9cm" svg:y="2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4.9cm" svg:y="28.9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23.3cm" svg:y="3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13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9.7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5" draw:text-style-name="P9" draw:layer="layout" svg:width="2.4cm" svg:height="1.2cm" draw:transform="rotate (-1.5707963267949) translate (23.7cm 28.9cm)">
            <text:p text:style-name="P3">Kast</text:p>
            <draw:enhanced-geometry svg:viewBox="0 0 21600 21600" draw:type="rectangle" draw:enhanced-path="M 0 0 L 21600 0 21600 21600 0 21600 0 0 Z N"/>
          </draw:custom-shape>
          <draw:custom-shape draw:style-name="gr24" draw:text-style-name="P10" draw:layer="layout" svg:width="0.4cm" svg:height="2.8cm" svg:x="22.5cm" svg:y="32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22.5cm" svg:y="1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0.4cm" svg:x="14.1cm" svg:y="3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0" draw:layer="layout" svg:width="2cm" svg:height="0.4cm" svg:x="17.7cm" svg:y="3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4cm" svg:height="0.8cm" draw:transform="rotate (-1.5707963267949) translate (23.3cm 23.3cm)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36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372cm" svg:height="2.8cm" svg:x="22.528cm" svg:y="1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10" draw:layer="layout" svg:width="0.4cm" svg:height="2.8cm" svg:x="23.3cm" svg:y="12.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10" draw:layer="layout" svg:width="1.2cm" svg:height="0.4cm" svg:x="17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9" draw:layer="layout" svg:width="2.4cm" svg:height="0.8cm" draw:transform="rotate (-1.5707963267949) translate (23.3cm 9.3cm)">
            <text:p text:style-name="P3">Kast</text:p>
            <draw:enhanced-geometry svg:viewBox="0 0 21600 21600" draw:type="rectangle" draw:enhanced-path="M 0 0 L 21600 0 21600 21600 0 21600 0 0 Z N"/>
          </draw:custom-shape>
          <draw:custom-shape draw:style-name="gr28" draw:text-style-name="P9" draw:layer="layout" svg:width="2cm" svg:height="1.2cm" draw:transform="rotate (1.5707963267949) translate (4.9cm 34.9cm)">
            <text:p text:style-name="P3">Kast</text:p>
            <draw:enhanced-geometry svg:viewBox="0 0 21600 21600" draw:mirror-vertical="true" draw:type="rectangle" draw:enhanced-path="M 0 0 L 21600 0 21600 21600 0 21600 0 0 Z N"/>
          </draw:custom-shape>
          <draw:custom-shape draw:style-name="gr29" draw:text-style-name="P9" draw:layer="layout" svg:width="1.6cm" svg:height="1.2cm" svg:x="12.1cm" svg:y="36.1cm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28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23.3cm" svg:y="19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36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0" draw:layer="layout" svg:width="0.4cm" svg:height="2.8cm" svg:x="5.7cm" svg:y="2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9" draw:layer="layout" svg:width="2cm" svg:height="1.2cm" svg:x="20.1cm" svg:y="36.1cm">
            <text:p text:style-name="P3">Ka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4cm" svg:height="2cm" svg:x="4.9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10" draw:layer="layout" svg:width="0.4cm" svg:height="2cm" svg:x="5.728cm" svg:y="18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17.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20.5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20.5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9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9.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6.9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9" draw:layer="layout" svg:width="2.4cm" svg:height="1.6cm" svg:x="19.7cm" svg:y="26.1cm">
            <text:p text:style-name="P3">Deur</text:p>
            <draw:enhanced-geometry svg:viewBox="0 0 21600 21600" draw:text-areas="0 ?f0 21600 21600" draw:type="up-arrow-callout" draw:modifiers="5450.59337913804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31" draw:text-style-name="P9" draw:layer="layout" svg:width="2.4cm" svg:height="1.6cm" svg:x="17.3cm" svg:y="26.5cm">
            <text:p text:style-name="P3">Deur</text:p>
            <draw:enhanced-geometry svg:viewBox="0 0 21600 21600" draw:mirror-horizontal="false" draw:mirror-vertical="false" draw:text-areas="0 0 21600 ?f0" draw:type="down-arrow-callout" draw:modifiers="16095.4403497814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32" draw:text-style-name="P9" draw:layer="layout" svg:width="2.4cm" svg:height="1.6cm" svg:x="11.3cm" svg:y="26.1cm">
            <text:p text:style-name="P3">Deur</text:p>
            <draw:enhanced-geometry svg:viewBox="0 0 21600 21600" draw:text-areas="0 ?f0 21600 21600" draw:type="up-arrow-callout" draw:modifiers="5450.59337913804 5400 3600 8100" draw:enhanced-path="M 21600 ?f0 L 21600 21600 0 21600 0 ?f0 ?f3 ?f0 ?f3 ?f2 ?f1 ?f2 10800 0 ?f4 ?f2 ?f5 ?f2 ?f5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$2" draw:handle-range-y-maximum="21600"/>
              <draw:handle draw:handle-position="$3 $2" draw:handle-range-x-minimum="$1" draw:handle-range-x-maximum="10800" draw:handle-range-y-minimum="0" draw:handle-range-y-maximum="$0"/>
              <draw:handle draw:handle-position="$1 top" draw:handle-range-x-minimum="0" draw:handle-range-x-maximum="$3"/>
            </draw:enhanced-geometry>
          </draw:custom-shape>
          <draw:custom-shape draw:style-name="gr33" draw:text-style-name="P9" draw:layer="layout" svg:width="2.4cm" svg:height="1.6cm" svg:x="8.9cm" svg:y="26.5cm">
            <text:p text:style-name="P3">Deur</text:p>
            <draw:enhanced-geometry svg:viewBox="0 0 21600 21600" draw:mirror-horizontal="false" draw:mirror-vertical="false" draw:text-areas="0 0 21600 ?f0" draw:type="down-arrow-callout" draw:modifiers="16095.4403497814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27" draw:text-style-name="P10" draw:layer="layout" svg:width="1.2cm" svg:height="0.4cm" svg:x="13.7cm" svg:y="7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10" draw:layer="layout" svg:width="1.2cm" svg:height="0.4cm" svg:x="13.7cm" svg:y="8.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34" draw:text-style-name="P4" draw:layer="layout" svg:x1="16.5cm" svg:y1="14.526cm" svg:x2="22.5cm" svg:y2="14.526cm">
          <text:p text:style-name="P4"><text:span text:style-name="T1"><text:measure text:kind="gap"/></text:span><text:span text:style-name="T1"><text:measure text:kind="value">30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35" draw:text-style-name="P3" draw:layer="layout" svg:x1="6.1cm" svg:y1="14.526cm" svg:x2="12.1cm" svg:y2="14.526cm">
          <text:p text:style-name="P3"><text:measure text:kind="gap"/><text:measure text:kind="value">300</text:measure> <text:measure text:kind="unit">cm</text:measure><text:measure text:kind="gap"/></text:p>
        </draw:measure>
        <draw:measure draw:style-name="gr34" draw:text-style-name="P3" draw:layer="layout" svg:x1="9.3cm" svg:y1="11.9cm" svg:x2="12.1cm" svg:y2="11.9cm">
          <text:p text:style-name="P3"><text:measure text:kind="gap"/><text:measure text:kind="value">140</text:measure> <text:measure text:kind="unit">cm</text:measure><text:measure text:kind="gap"/></text:p>
        </draw:measure>
        <draw:measure draw:style-name="gr34" draw:text-style-name="P3" draw:layer="layout" svg:x1="12.5cm" svg:y1="14.386cm" svg:x2="16.1cm" svg:y2="14.386cm">
          <text:p text:style-name="P3"><text:measure text:kind="gap"/><text:measure text:kind="value">180</text:measure> <text:measure text:kind="unit">cm</text:measure><text:measure text:kind="gap"/></text:p>
        </draw:measure>
        <draw:g>
          <draw:custom-shape draw:style-name="gr36" draw:text-style-name="P11" draw:layer="layout" svg:width="0.4cm" svg:height="0.4cm" svg:x="6.5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8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13.7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28.1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35.3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6.5cm" svg:y="2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1.3cm" svg:y="2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16.9cm" svg:y="20.9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11" draw:layer="layout" svg:width="0.4cm" svg:height="0.4cm" svg:x="21.7cm" svg:y="20.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cm" fo:margin-bottom="0.5cm" fo:margin-left="0.5cm" fo:margin-right="0.5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9T23:55:28.274565553</meta:creation-date>
    <meta:editing-duration>P1DT2H52M14S</meta:editing-duration>
    <meta:editing-cycles>59</meta:editing-cycles>
    <meta:generator>LibreOffice/5.0.2.2$Linux_X86_64 LibreOffice_project/00m0$Build-2</meta:generator>
    <dc:date>2017-01-04T00:38:08.683198541</dc:date>
    <meta:document-statistic meta:object-count="111"/>
  </office:meta>
</office:document-meta>
</file>